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9333e"/>
    </style:style>
    <style:style style:name="P2" style:family="paragraph" style:parent-style-name="Standard">
      <style:text-properties officeooo:paragraph-rsid="0009333e"/>
    </style:style>
    <style:style style:name="P3" style:family="paragraph" style:parent-style-name="Standard">
      <loext:graphic-properties draw:fill="solid" draw:fill-color="#2b2b2b"/>
      <style:paragraph-properties fo:background-color="#2b2b2b"/>
      <style:text-properties officeooo:paragraph-rsid="0009333e"/>
    </style:style>
    <style:style style:name="P4" style:family="paragraph" style:parent-style-name="Standard">
      <style:text-properties fo:language="ru" fo:country="RU" officeooo:paragraph-rsid="0009333e"/>
    </style:style>
    <style:style style:name="P5" style:family="paragraph" style:parent-style-name="Standard">
      <style:paragraph-properties fo:margin-top="0cm" fo:margin-bottom="0.212cm" style:contextual-spacing="false"/>
      <style:text-properties fo:language="ru" fo:country="RU" officeooo:paragraph-rsid="0009333e"/>
    </style:style>
    <style:style style:name="T1" style:family="text">
      <style:text-properties fo:font-size="12pt" fo:language="ru" fo:country="RU" fo:background-color="transparent" loext:char-shading-value="0" style:font-name-asian="F" style:font-size-asian="12pt" style:font-name-complex="F" style:font-size-complex="12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en" fo:country="US" fo:background-color="transparent" loext:char-shading-value="0" style:font-name-asian="F" style:font-size-asian="12pt" style:font-name-complex="F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background-color="#ffff00" loext:char-shading-value="0" style:font-name-asian="F" style:font-size-asian="12pt" style:font-name-complex="F" style:font-size-complex="12pt"/>
    </style:style>
    <style:style style:name="T6" style:family="text">
      <style:text-properties fo:language="ru" fo:country="RU"/>
    </style:style>
    <style:style style:name="T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language="en" fo:country="US"/>
    </style:style>
    <style:style style:name="T1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6">Алгоритм</text:span> <text:span text:style-name="T6">сортировки</text:span> MergeSort</text:h>
      <text:p text:style-name="P2"><text:span text:style-name="T2">слияние 2-х массивов. алгоритм</text:span></text:p>
      <text:p text:style-name="P3"><text:span text:style-name="T7">public static int</text:span><text:span text:style-name="T9">[] </text:span><text:span text:style-name="T11">mergesort</text:span><text:span text:style-name="T9">(</text:span><text:span text:style-name="T7">int</text:span><text:span text:style-name="T9">[] array1) {<text:line-break/> <text:s text:c="3"/></text:span><text:span text:style-name="T7">int</text:span><text:span text:style-name="T9">[] buffer1 = Arrays.</text:span><text:span text:style-name="T10">copyOf</text:span><text:span text:style-name="T9">(array1</text:span><text:span text:style-name="T7">, </text:span><text:span text:style-name="T9">array1.</text:span><text:span text:style-name="T12">length</text:span><text:span text:style-name="T9">)</text:span><text:span text:style-name="T7">;<text:line-break/> <text:s text:c="3"/>int</text:span><text:span text:style-name="T9">[] buffer2 = </text:span><text:span text:style-name="T7">new int</text:span><text:span text:style-name="T9">[array1.</text:span><text:span text:style-name="T12">length</text:span><text:span text:style-name="T9">]</text:span><text:span text:style-name="T7">;<text:line-break/> <text:s text:c="3"/>int</text:span><text:span text:style-name="T9">[] result = </text:span><text:span text:style-name="T10">mergesortInner</text:span><text:span text:style-name="T9">(buffer1</text:span><text:span text:style-name="T7">, </text:span><text:span text:style-name="T9">buffer2</text:span><text:span text:style-name="T7">, </text:span><text:span text:style-name="T14">0</text:span><text:span text:style-name="T7">, </text:span><text:span text:style-name="T9">array1.</text:span><text:span text:style-name="T12">length</text:span><text:span text:style-name="T9">)</text:span><text:span text:style-name="T7">;<text:line-break/> <text:s text:c="3"/>return </text:span><text:span text:style-name="T9">result</text:span><text:span text:style-name="T7">;<text:line-break/></text:span><text:span text:style-name="T9">}<text:line-break/><text:line-break/></text:span><text:span text:style-name="T7">public static int</text:span><text:span text:style-name="T9">[] </text:span><text:span text:style-name="T11">mergesortInner</text:span><text:span text:style-name="T9">(</text:span><text:span text:style-name="T7">int</text:span><text:span text:style-name="T9">[] buffer1</text:span><text:span text:style-name="T7">, int</text:span><text:span text:style-name="T9">[] buffer2</text:span><text:span text:style-name="T7">,<text:line-break/> <text:s text:c="34"/>int </text:span><text:span text:style-name="T9">startIndex</text:span><text:span text:style-name="T7">, int </text:span><text:span text:style-name="T9">endIndex) {<text:line-break/> <text:s text:c="3"/></text:span><text:span text:style-name="T7">if </text:span><text:span text:style-name="T9">(startIndex &gt;= endIndex - </text:span><text:span text:style-name="T14">1</text:span><text:span text:style-name="T9">) {<text:line-break/> <text:s text:c="7"/></text:span><text:span text:style-name="T7">return </text:span><text:span text:style-name="T9">buffer1</text:span><text:span text:style-name="T7">;<text:line-break/> <text:s text:c="3"/></text:span><text:span text:style-name="T9">}<text:line-break/><text:line-break/> <text:s text:c="3"/></text:span><text:span text:style-name="T15">// уже отсортирован.<text:line-break/> <text:s text:c="3"/></text:span><text:span text:style-name="T7">int </text:span><text:span text:style-name="T9">middle = startIndex + (endIndex - startIndex) / </text:span><text:span text:style-name="T14">2</text:span><text:span text:style-name="T7">;<text:line-break/> <text:s text:c="3"/>int</text:span><text:span text:style-name="T9">[] sorted1 = </text:span><text:span text:style-name="T10">mergesortInner</text:span><text:span text:style-name="T9">(buffer1</text:span><text:span text:style-name="T7">, </text:span><text:span text:style-name="T9">buffer2</text:span><text:span text:style-name="T7">, </text:span><text:span text:style-name="T9">startIndex</text:span><text:span text:style-name="T7">, </text:span><text:span text:style-name="T9">middle)</text:span><text:span text:style-name="T7">;<text:line-break/> <text:s text:c="3"/>int</text:span><text:span text:style-name="T9">[] sorted2 = </text:span><text:span text:style-name="T10">mergesortInner</text:span><text:span text:style-name="T9">(buffer1</text:span><text:span text:style-name="T7">, </text:span><text:span text:style-name="T9">buffer2</text:span><text:span text:style-name="T7">, </text:span><text:span text:style-name="T9">middle</text:span><text:span text:style-name="T7">, </text:span><text:span text:style-name="T9">endIndex)</text:span><text:span text:style-name="T7">;<text:line-break/><text:line-break/> <text:s text:c="3"/></text:span><text:span text:style-name="T15">// Слияние<text:line-break/> <text:s text:c="3"/></text:span><text:span text:style-name="T7">int </text:span><text:span text:style-name="T9">index1 = startIndex</text:span><text:span text:style-name="T7">;<text:line-break/> <text:s text:c="3"/>int </text:span><text:span text:style-name="T9">index2 = middle</text:span><text:span text:style-name="T7">;<text:line-break/> <text:s text:c="3"/>int </text:span><text:span text:style-name="T9">destIndex = startIndex</text:span><text:span text:style-name="T7">;<text:line-break/> <text:s text:c="3"/>int</text:span><text:span text:style-name="T9">[] result = sorted1 == buffer1 ? buffer2 : buffer1</text:span><text:span text:style-name="T7">;<text:line-break/> <text:s text:c="3"/>while </text:span><text:span text:style-name="T9">(index1 &lt; middle &amp;&amp; index2 &lt; endIndex) {<text:line-break/> <text:s text:c="7"/>result[destIndex++] = sorted1[index1] &lt; sorted2[index2]<text:line-break/> <text:s text:c="15"/>? sorted1[index1++] : sorted2[index2++]</text:span><text:span text:style-name="T7">;<text:line-break/> <text:s text:c="3"/></text:span><text:span text:style-name="T9">}<text:line-break/> <text:s text:c="3"/></text:span><text:span text:style-name="T7">while </text:span><text:span text:style-name="T9">(index1 &lt; middle) {<text:line-break/> <text:s text:c="7"/>result[destIndex++] = sorted1[index1++]</text:span><text:span text:style-name="T7">;<text:line-break/> <text:s text:c="3"/></text:span><text:span text:style-name="T9">}<text:line-break/> <text:s text:c="3"/></text:span><text:span text:style-name="T7">while </text:span><text:span text:style-name="T9">(index2 &lt; endIndex) {<text:line-break/> <text:s text:c="7"/>result[destIndex++] = sorted2[index2++]</text:span><text:span text:style-name="T7">;<text:line-break/> <text:s text:c="3"/></text:span><text:span text:style-name="T9">}<text:line-break/> <text:s text:c="3"/></text:span><text:span text:style-name="T7">return </text:span><text:span text:style-name="T9">result</text:span><text:span text:style-name="T7">;<text:line-break/></text:span><text:span text:style-name="T9">}</text:span></text:p>
      <text:p text:style-name="P2"><text:span text:style-name="T2">К нему близок алгоритм из </text:span><text:span text:style-name="T4">java</text:span><text:span text:style-name="T2"> </text:span><text:span text:style-name="T5">Collections.sort()</text:span></text:p>
      <text:p text:style-name="P2"><text:span text:style-name="T1">временная сложность </text:span><text:span text:style-name="T3">O(n log(n))</text:span></text:p>
      <text:p text:style-name="P2"><text:span text:style-name="T3"/></text:p>
      <text:h text:style-name="P1" text:outline-level="1"><text:span text:style-name="T6">Буферизация</text:span></text:h>
      <text:p text:style-name="P2"><text:span text:style-name="T6">рациональное использование оперативной памяти.</text:span></text:p>
      <text:p text:style-name="P2"><text:span text:style-name="T6">можно читать </text:span><text:span text:style-name="T16">xml </text:span><text:span text:style-name="T6">файл весь сразу</text:span></text:p>
      <text:p text:style-name="P3"><text:span text:style-name="T9">Document doc = db.parse(</text:span><text:span text:style-name="T7">new </text:span><text:span text:style-name="T9">File(fileName))</text:span><text:span text:style-name="T7">;</text:span></text:p>
      <text:p text:style-name="P2"><text:span text:style-name="T6">или последовательно</text:span></text:p>
      <text:p text:style-name="P2"><text:a xlink:type="simple" xlink:href="file:///C:/Users/VSGol/IdeaProjects/ServerHome/src/MyCod/StudySkillbox/Modul_22_9/main" text:style-name="Default_20_Style" text:visited-style-name="Default_20_Style"><text:span text:style-name="T6">C:\Users\VSGol\IdeaProjects\ServerHome\src\MyCod\StudySkillbox\Modul_22_9\main</text:span></text:a></text:p>
      <text:p text:style-name="P2"><text:span text:style-name="T6">создание класса </text:span></text:p>
      <text:p text:style-name="P3"><text:span text:style-name="T7">import </text:span><text:span text:style-name="T9">org.xml.sax.Attributes</text:span><text:span text:style-name="T7">;<text:line-break/>import </text:span><text:span text:style-name="T9">org.xml.sax.SAXException</text:span><text:span text:style-name="T7">;<text:line-break/>import </text:span><text:span text:style-name="T9">org.xml.sax.helpers.DefaultHandler</text:span><text:span text:style-name="T7">;<text:line-break/><text:line-break/>import </text:span><text:span text:style-name="T9">java.text.ParseException</text:span><text:span text:style-name="T7">;<text:line-break/>import </text:span><text:span text:style-name="T9">java.text.SimpleDateFormat</text:span><text:span text:style-name="T7">;<text:line-break/>import </text:span><text:span text:style-name="T9">java.util.Date</text:span><text:span text:style-name="T7">;<text:line-break/>import </text:span><text:span text:style-name="T9">java.util.HashMap</text:span><text:span text:style-name="T7">;<text:line-break/><text:line-break/>public class </text:span><text:span text:style-name="T9">XMLHandler </text:span><text:span text:style-name="T7">extends </text:span><text:span text:style-name="T9">DefaultHandler {<text:line-break/></text:span><text:soft-page-break/><text:span text:style-name="T9"> <text:s text:c="3"/></text:span><text:span text:style-name="T7">private </text:span><text:span text:style-name="T9">Voter </text:span><text:span text:style-name="T12">voter</text:span><text:span text:style-name="T7">;<text:line-break/> <text:s text:c="3"/>private static </text:span><text:span text:style-name="T9">SimpleDateFormat </text:span><text:span text:style-name="T13">birthDayFormat </text:span><text:span text:style-name="T9">= </text:span><text:span text:style-name="T7">new </text:span><text:span text:style-name="T9">SimpleDateFormat(</text:span><text:span text:style-name="T17">"yyyy.MM.dd"</text:span><text:span text:style-name="T9">)</text:span><text:span text:style-name="T7">;<text:line-break/> <text:s text:c="3"/></text:span><text:span text:style-name="T15">// далее если не хватает оперативной памяти с использовнием счетчика HashMap&lt;Voter, Integer&gt;, тогда применяем базу<text:line-break/> <text:s text:c="3"/>// данных<text:line-break/> <text:s text:c="3"/></text:span><text:span text:style-name="T7">private </text:span><text:span text:style-name="T9">HashMap&lt;Voter</text:span><text:span text:style-name="T7">, </text:span><text:span text:style-name="T9">Integer&gt; </text:span><text:span text:style-name="T12">voterCounts</text:span><text:span text:style-name="T7">;<text:line-break/><text:line-break/> <text:s text:c="3"/>public </text:span><text:span text:style-name="T11">XMLHandler</text:span><text:span text:style-name="T9">(){<text:line-break/> <text:s text:c="7"/></text:span><text:span text:style-name="T12">voterCounts </text:span><text:span text:style-name="T9">= </text:span><text:span text:style-name="T7">new </text:span><text:span text:style-name="T9">HashMap&lt;&gt;()</text:span><text:span text:style-name="T7">;<text:line-break/> <text:s text:c="3"/></text:span><text:span text:style-name="T9">}<text:line-break/><text:line-break/> <text:s text:c="3"/></text:span><text:span text:style-name="T18">@Override<text:line-break/> <text:s text:c="3"/></text:span><text:span text:style-name="T7">public void </text:span><text:span text:style-name="T11">startElement</text:span><text:span text:style-name="T9">(String uri</text:span><text:span text:style-name="T7">, </text:span><text:span text:style-name="T9">String localName</text:span><text:span text:style-name="T7">, </text:span><text:span text:style-name="T9">String qName</text:span><text:span text:style-name="T7">, </text:span><text:span text:style-name="T9">Attributes attributes) </text:span><text:span text:style-name="T7">throws </text:span><text:span text:style-name="T9">SAXException {<text:line-break/> <text:s text:c="6"/></text:span><text:span text:style-name="T7">try </text:span><text:span text:style-name="T9">{<text:line-break/> <text:s text:c="10"/></text:span><text:span text:style-name="T7">if </text:span><text:span text:style-name="T9">(qName.equals(</text:span><text:span text:style-name="T17">"voter"</text:span><text:span text:style-name="T9">) &amp;&amp; </text:span><text:span text:style-name="T12">voter </text:span><text:span text:style-name="T9">== </text:span><text:span text:style-name="T7">null</text:span><text:span text:style-name="T9">) {<text:line-break/> <text:s text:c="14"/>Date birthDay = </text:span><text:span text:style-name="T13">birthDayFormat</text:span><text:span text:style-name="T9">.parse(attributes.getValue(</text:span><text:span text:style-name="T17">"birthDay"</text:span><text:span text:style-name="T9">))</text:span><text:span text:style-name="T7">;<text:line-break/> <text:s text:c="14"/></text:span><text:span text:style-name="T12">voter </text:span><text:span text:style-name="T9">= </text:span><text:span text:style-name="T7">new </text:span><text:span text:style-name="T9">Voter(attributes.getValue(</text:span><text:span text:style-name="T17">"name"</text:span><text:span text:style-name="T9">)</text:span><text:span text:style-name="T7">, </text:span><text:span text:style-name="T9">birthDay)</text:span><text:span text:style-name="T7">;<text:line-break/> <text:s text:c="10"/></text:span><text:span text:style-name="T9">}<text:line-break/> <text:s text:c="10"/></text:span><text:span text:style-name="T7">else if</text:span><text:span text:style-name="T9">(qName.equals(</text:span><text:span text:style-name="T17">"visit"</text:span><text:span text:style-name="T9">) &amp;&amp; </text:span><text:span text:style-name="T12">voter </text:span><text:span text:style-name="T9">!= </text:span><text:span text:style-name="T7">null</text:span><text:span text:style-name="T9">) {<text:line-break/> <text:s text:c="14"/></text:span><text:span text:style-name="T15">// возврат значения сопоставленного с ключом, если нет совпадения, возвращ знач по умолчанию<text:line-break/> <text:s text:c="14"/></text:span><text:span text:style-name="T7">int </text:span><text:span text:style-name="T9">count = </text:span><text:span text:style-name="T12">voterCounts</text:span><text:span text:style-name="T9">.getOrDefault(</text:span><text:span text:style-name="T12">voter</text:span><text:span text:style-name="T7">, </text:span><text:span text:style-name="T14">0</text:span><text:span text:style-name="T9">)</text:span><text:span text:style-name="T7">;<text:line-break/> <text:s text:c="14"/></text:span><text:span text:style-name="T12">voterCounts</text:span><text:span text:style-name="T9">.put(</text:span><text:span text:style-name="T12">voter</text:span><text:span text:style-name="T7">, </text:span><text:span text:style-name="T9">count + </text:span><text:span text:style-name="T14">1</text:span><text:span text:style-name="T9">)</text:span><text:span text:style-name="T7">;<text:line-break/> <text:s text:c="10"/></text:span><text:span text:style-name="T9">}<text:line-break/> <text:s text:c="6"/>} </text:span><text:span text:style-name="T7">catch </text:span><text:span text:style-name="T9">(ParseException e){<text:line-break/> <text:s text:c="10"/>e.printStackTrace()</text:span><text:span text:style-name="T7">;<text:line-break/> <text:s text:c="6"/></text:span><text:span text:style-name="T9">}<text:line-break/> <text:s text:c="3"/>}<text:line-break/><text:line-break/> <text:s text:c="3"/></text:span><text:span text:style-name="T18">@Override<text:line-break/> <text:s text:c="3"/></text:span><text:span text:style-name="T7">public void </text:span><text:span text:style-name="T11">endElement</text:span><text:span text:style-name="T9">(String uri</text:span><text:span text:style-name="T7">, </text:span><text:span text:style-name="T9">String localName</text:span><text:span text:style-name="T7">, </text:span><text:span text:style-name="T9">String qName) </text:span><text:span text:style-name="T7">throws </text:span><text:span text:style-name="T9">SAXException {<text:line-break/> <text:s text:c="7"/></text:span><text:span text:style-name="T7">if</text:span><text:span text:style-name="T9">(qName.equals(</text:span><text:span text:style-name="T17">"voter"</text:span><text:span text:style-name="T9">)){<text:line-break/> <text:s text:c="11"/></text:span><text:span text:style-name="T12">voter </text:span><text:span text:style-name="T9">= </text:span><text:span text:style-name="T7">null;<text:line-break/> <text:s text:c="7"/></text:span><text:span text:style-name="T9">}<text:line-break/> <text:s text:c="3"/>}<text:line-break/> <text:s text:c="3"/></text:span><text:span text:style-name="T7">public void </text:span><text:span text:style-name="T11">printDuplicatedVoters</text:span><text:span text:style-name="T9">(){<text:line-break/> <text:s text:c="7"/></text:span><text:span text:style-name="T7">for</text:span><text:span text:style-name="T9">(Voter voter : </text:span><text:span text:style-name="T12">voterCounts</text:span><text:span text:style-name="T9">.keySet()){<text:line-break/> <text:s text:c="11"/></text:span><text:span text:style-name="T7">int </text:span><text:span text:style-name="T9">count = </text:span><text:span text:style-name="T12">voterCounts</text:span><text:span text:style-name="T9">.get(voter)</text:span><text:span text:style-name="T7">;<text:line-break/> <text:s text:c="11"/>if</text:span><text:span text:style-name="T9">(count &gt; </text:span><text:span text:style-name="T14">1</text:span><text:span text:style-name="T9">){<text:line-break/> <text:s text:c="15"/>System.</text:span><text:span text:style-name="T13">out</text:span><text:span text:style-name="T9">.println(voter.toString() + </text:span><text:span text:style-name="T17">" - " </text:span><text:span text:style-name="T9">+ count)</text:span><text:span text:style-name="T7">;<text:line-break/> <text:s text:c="11"/></text:span><text:span text:style-name="T9">}<text:line-break/> <text:s text:c="7"/>}<text:line-break/> <text:s text:c="3"/>}<text:line-break/>}<text:line-break/></text:span></text:p>
      <text:p text:style-name="P2"><text:span text:style-name="T6">его использование</text:span></text:p>
      <text:p text:style-name="P3"><text:span text:style-name="T7">public class </text:span><text:span text:style-name="T9">Loader {<text:line-break/><text:line-break/> <text:s text:c="3"/></text:span><text:span text:style-name="T7">private static </text:span><text:span text:style-name="T9">SimpleDateFormat </text:span><text:span text:style-name="T13">birthDayFormat </text:span><text:span text:style-name="T9">= </text:span><text:span text:style-name="T7">new </text:span><text:span text:style-name="T9">SimpleDateFormat(</text:span><text:span text:style-name="T17">"yyyy.MM.dd"</text:span><text:span text:style-name="T9">)</text:span><text:span text:style-name="T7">;<text:line-break/> <text:s text:c="3"/>private static </text:span><text:span text:style-name="T9">SimpleDateFormat </text:span><text:span text:style-name="T13">visitDateFormat </text:span><text:span text:style-name="T9">= </text:span><text:span text:style-name="T7">new </text:span><text:span text:style-name="T9">SimpleDateFormat(</text:span><text:span text:style-name="T17">"yyyy.MM.dd HH:mm:ss"</text:span><text:span text:style-name="T9">)</text:span><text:span text:style-name="T7">;<text:line-break/><text:line-break/> <text:s text:c="3"/>private static </text:span><text:span text:style-name="T9">HashMap&lt;Integer</text:span><text:span text:style-name="T7">, </text:span><text:span text:style-name="T9">WorkTime&gt; </text:span><text:span text:style-name="T13">voteStationWorkTimes </text:span><text:span text:style-name="T9">= </text:span><text:span text:style-name="T7">new </text:span><text:span text:style-name="T9">HashMap&lt;&gt;()</text:span><text:span text:style-name="T7">;<text:line-break/> <text:s text:c="3"/>private static </text:span><text:span text:style-name="T9">HashMap&lt;Voter</text:span><text:span text:style-name="T7">, </text:span><text:span text:style-name="T9">Integer&gt; </text:span><text:span text:style-name="T13">voterCounts </text:span><text:span text:style-name="T9">= </text:span><text:span text:style-name="T7">new </text:span><text:span text:style-name="T9">HashMap&lt;&gt;()</text:span><text:span text:style-name="T7">;<text:line-break/><text:line-break/> <text:s text:c="3"/>public static void </text:span><text:span text:style-name="T11">main</text:span><text:span text:style-name="T9">(String[] args) </text:span><text:span text:style-name="T7">throws </text:span><text:span text:style-name="T9">Exception {<text:line-break/> <text:s text:c="7"/>String fileName = </text:span><text:span text:style-name="T17">"res/data-18M.xml"</text:span><text:span text:style-name="T7">;<text:line-break/> <text:s text:c="7"/></text:span><text:span text:style-name="T9">SAXParserFactory factory = SAXParserFactory.</text:span><text:span text:style-name="T10">newInstance</text:span><text:span text:style-name="T9">()</text:span><text:span text:style-name="T7">;<text:line-break/> <text:s text:c="7"/></text:span><text:span text:style-name="T9">SAXParser parser = factory.newSAXParser()</text:span><text:span text:style-name="T7">;<text:line-break/> <text:s text:c="7"/></text:span><text:span text:style-name="T9">XMLHandler handler = </text:span><text:span text:style-name="T7">new </text:span><text:span text:style-name="T9">XMLHandler()</text:span><text:span text:style-name="T7">;<text:line-break/> <text:s text:c="7"/></text:span><text:span text:style-name="T9">parser.parse(</text:span><text:span text:style-name="T7">new </text:span><text:span text:style-name="T9">File(fileName)</text:span><text:span text:style-name="T7">, </text:span><text:span text:style-name="T9">handler)</text:span><text:span text:style-name="T7">;<text:line-break/> <text:s text:c="7"/></text:span><text:span text:style-name="T9">handler.printDuplicatedVoters()</text:span><text:span text:style-name="T7">;</text:span></text:p>
      <text:p text:style-name="P3"><text:span text:style-name="T8">}</text:span></text:p>
      <text:h text:style-name="P1" text:outline-level="1"><text:soft-page-break/><text:span text:style-name="T6">Определение размера занимаемой оперативной памяти</text:span></text:h>
      <text:p text:style-name="P3"><text:span text:style-name="T7">long </text:span><text:span text:style-name="T9">usage = Runtime.</text:span><text:span text:style-name="T10">getRuntime</text:span><text:span text:style-name="T9">().totalMemory() - Runtime.</text:span><text:span text:style-name="T10">getRuntime</text:span><text:span text:style-name="T9">().freeMemory()</text:span><text:span text:style-name="T7">;</text:span></text:p>
      <text:p text:style-name="P4"/>
      <text:p text:style-name="P2"><text:span text:style-name="T6">пример </text:span></text:p>
      <text:p text:style-name="P3"><text:span text:style-name="T7">package </text:span><text:span text:style-name="T9">MyCod.StudySkillbox.Modul_22_12.main.java</text:span><text:span text:style-name="T7">;<text:line-break/><text:line-break/>import </text:span><text:span text:style-name="T9">java.util.ArrayList</text:span><text:span text:style-name="T7">;<text:line-break/><text:line-break/>public class </text:span><text:span text:style-name="T9">main {<text:line-break/> <text:s text:c="3"/></text:span><text:span text:style-name="T7">public static void </text:span><text:span text:style-name="T11">main</text:span><text:span text:style-name="T9">(String[] args) {<text:line-break/> <text:s text:c="7"/></text:span><text:span text:style-name="T7">long </text:span><text:span text:style-name="T9">usage = Runtime.</text:span><text:span text:style-name="T10">getRuntime</text:span><text:span text:style-name="T9">().totalMemory() - Runtime.</text:span><text:span text:style-name="T10">getRuntime</text:span><text:span text:style-name="T9">().freeMemory()</text:span><text:span text:style-name="T7">;<text:line-break/> <text:s text:c="7"/>int</text:span><text:span text:style-name="T9">[] values = </text:span><text:span text:style-name="T7">new int</text:span><text:span text:style-name="T9">[</text:span><text:span text:style-name="T14">5000000</text:span><text:span text:style-name="T9">]</text:span><text:span text:style-name="T7">;<text:line-break/> <text:s text:c="7"/>for</text:span><text:span text:style-name="T9">(</text:span><text:span text:style-name="T7">int </text:span><text:span text:style-name="T9">i = </text:span><text:span text:style-name="T14">0</text:span><text:span text:style-name="T7">; </text:span><text:span text:style-name="T9">i &lt; values.</text:span><text:span text:style-name="T12">length</text:span><text:span text:style-name="T7">; </text:span><text:span text:style-name="T9">i++){<text:line-break/> <text:s text:c="11"/>values[i] = </text:span><text:span text:style-name="T14">378465432</text:span><text:span text:style-name="T7">;<text:line-break/> <text:s text:c="7"/></text:span><text:span text:style-name="T9">}<text:line-break/> <text:s text:c="7"/>usage = Runtime.</text:span><text:span text:style-name="T10">getRuntime</text:span><text:span text:style-name="T9">().totalMemory() - Runtime.</text:span><text:span text:style-name="T10">getRuntime</text:span><text:span text:style-name="T9">().freeMemory() - usage</text:span><text:span text:style-name="T7">;<text:line-break/> <text:s text:c="7"/></text:span><text:span text:style-name="T9">System.</text:span><text:span text:style-name="T13">out</text:span><text:span text:style-name="T9">.println(usage)</text:span><text:span text:style-name="T7">;<text:line-break/><text:line-break/> <text:s text:c="7"/></text:span><text:span text:style-name="T9">usage = Runtime.</text:span><text:span text:style-name="T10">getRuntime</text:span><text:span text:style-name="T9">().totalMemory() - Runtime.</text:span><text:span text:style-name="T10">getRuntime</text:span><text:span text:style-name="T9">().freeMemory()</text:span><text:span text:style-name="T7">;<text:line-break/> <text:s text:c="7"/></text:span><text:span text:style-name="T9">ArrayList&lt;Integer&gt; numbers = </text:span><text:span text:style-name="T7">new </text:span><text:span text:style-name="T9">ArrayList&lt;&gt;()</text:span><text:span text:style-name="T7">;<text:line-break/> <text:s text:c="7"/>for</text:span><text:span text:style-name="T9">(</text:span><text:span text:style-name="T7">int </text:span><text:span text:style-name="T9">i = </text:span><text:span text:style-name="T14">0</text:span><text:span text:style-name="T7">; </text:span><text:span text:style-name="T9">i &lt; values.</text:span><text:span text:style-name="T12">length</text:span><text:span text:style-name="T7">; </text:span><text:span text:style-name="T9">i++){<text:line-break/> <text:s text:c="11"/>numbers.add(i)</text:span><text:span text:style-name="T7">;<text:line-break/> <text:s text:c="7"/></text:span><text:span text:style-name="T9">}<text:line-break/> <text:s text:c="7"/>usage = Runtime.</text:span><text:span text:style-name="T10">getRuntime</text:span><text:span text:style-name="T9">().totalMemory() - Runtime.</text:span><text:span text:style-name="T10">getRuntime</text:span><text:span text:style-name="T9">().freeMemory() - usage</text:span><text:span text:style-name="T7">;<text:line-break/> <text:s text:c="7"/></text:span><text:span text:style-name="T9">System.</text:span><text:span text:style-name="T13">out</text:span><text:span text:style-name="T9">.println(usage)</text:span><text:span text:style-name="T7">;<text:line-break/> <text:s text:c="3"/></text:span><text:span text:style-name="T9">}<text:line-break/>}<text:line-break/>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cm" style:contextual-spacing="false" fo:line-height="100%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2T18:18:49.520000000</meta:creation-date>
    <dc:date>2023-01-12T18:21:17.454000000</dc:date>
    <meta:editing-duration>PT2M28S</meta:editing-duration>
    <meta:editing-cycles>1</meta:editing-cycles>
    <meta:document-statistic meta:table-count="0" meta:image-count="0" meta:object-count="0" meta:page-count="3" meta:paragraph-count="20" meta:word-count="503" meta:character-count="5203" meta:non-whitespace-character-count="4020"/>
    <meta:generator>LibreOffice/7.4.2.3$Windows_X86_64 LibreOffice_project/382eef1f22670f7f4118c8c2dd222ec7ad009daf</meta:generator>
  </office:meta>
</office:document-meta>
</file>